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jaliOldLipi1" svg:font-family="AnjaliOldLip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jaliOldLipi" svg:font-family="AnjaliOldLipi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തുപ്പൽകോളാമ്പി</text:p>
      <text:p text:style-name="P1"/>
      <text:p text:style-name="Standard"/>
      <text:p text:style-name="Standard"/>
      <text:p text:style-name="Standard"/>
      <text:p text:style-name="Standard">പുരാണവേദപ്പൊരുളായ് വിളങ്ങിടും</text:p>
      <text:p text:style-name="Standard">പുരാദിദാരങ്ങളെ വീണുകൂപ്പി ഞാൻ</text:p>
      <text:p text:style-name="Standard">പുരാതനന്മാരിലുദിച്ച ഭക്തിയാൽ</text:p>
      <text:p text:style-name="Standard">പുരാണവൃത്തം പറയുന്നു കേൾക്കുവിൻ.       1</text:p>
      <text:p text:style-name="Standard"/>
      <text:p text:style-name="Standard">ഒരുനാളൊരു വീട്ടിനുള്ളിൽ വെച്ചി-</text:p>
      <text:p text:style-name="Standard">ട്ടൊരു ഭർത്താവൊരു ഭാര്യയോടു ഗൂഢം</text:p>
      <text:p text:style-name="Standard">പരിചോടു പറഞ്ഞൊരിച്ചരിത്രം</text:p>
      <text:p text:style-name="Standard">പറയാം ഞാനിഹ പദ്യരീതിയാക്കി       2</text:p>
      <text:p text:style-name="Standard"/>
      <text:p text:style-name="Standard">ഭർത്താവോടൊരുമിച്ചു ഭാൎൎയ്യ പതിവിൻ-</text:p>
      <text:p text:style-name="Standard">   വണ്ണം മുറുക്കിപ്പരം</text:p>
      <text:p text:style-name="Standard">ചിത്താമോദമിയന്നുടൻ വെടി പറ-</text:p>
      <text:p text:style-name="Standard">   ഞ്ഞുംകൊണ്ടിരിക്കും വിധൌ</text:p>
      <text:p text:style-name="Standard">"വൃത്താന്തം പലതും ധരിച്ചൊരു ഭവാ-</text:p>
      <text:p text:style-name="Standard">   നേതെങ്കിലും നിദ്ര വ-</text:p>
      <text:p text:style-name="Standard">ന്നെത്താറാകുവതിന്നു മുമ്പു കഥ ചൊൽ-</text:p>
      <text:p text:style-name="Standard">   കെ"ന്നായി കഞ്ജാക്ഷിയാൾ.       3</text:p>
      <text:p text:style-name="Standard"/>
      <text:p text:style-name="Standard">"കഥയില്ല നമുക്കു, പിന്നെയെന്തോ</text:p>
      <text:p text:style-name="Standard">കഥ ചൊല്ലുന്നതു കാതരാക്ഷിയാളേ!</text:p>
      <text:p text:style-name="Standard">കഥമപ്യഥവാ ഭവൽപ്രിയാൎൎത്ഥം</text:p>
      <text:p text:style-name="Standard">കഥനം ചെയ്യുവനൊന്നു കേൾക്ക കാന്തേ!       4</text:p>
      <text:p text:style-name="Standard">[ 2 ] </text:p>
      <text:p text:style-name="Standard">പണ്ടെല്ലാം കോടിലിംഗക്ഷിതിയുടെ ഭരണം</text:p>
      <text:p text:style-name="Standard">   മാടരാജന്റെ കീഴിൽ</text:p>
      <text:p text:style-name="Standard">കൊണ്ടല്ലെന്നല്ല ശൈലാംബുധിപദവി-</text:p>
      <text:p text:style-name="Standard">   ക്കൊട്ടു കീഴായിരുന്നു;</text:p>
      <text:p text:style-name="Standard">രണ്ടല്ലോ പക്ഷമീഭൂമിപ, രതുവഴിയാ-</text:p>
      <text:p text:style-name="Standard">   യിങ്ങതൃത്തിക്കു തർക്കം-</text:p>
      <text:p text:style-name="Standard">കൊണ്ടെല്ലായ്‌‌പ്പോഴുമോരോവക കലഹവുമീ</text:p>
      <text:p text:style-name="Standard">   നാട്ടിലുണ്ടായിരുന്നു.        5</text:p>
      <text:p text:style-name="Standard"/>
      <text:p text:style-name="Standard">അക്കാലം പർവതാംഭോനിധിപതിയകല-</text:p>
      <text:p text:style-name="Standard">   ത്താകയാൽ പിന്തുണയ്ക്കായ്</text:p>
      <text:p text:style-name="Standard">നിൽക്കാനെപ്പോഴുമൊക്കില്ലിവിടെയുടയവൻ</text:p>
      <text:p text:style-name="Standard"><text:soft-page-break/>   കോടിലിംഗാധിനാഥൻ</text:p>
      <text:p text:style-name="Standard">മുഷ്കാളും മാടഭൂപപ്പടയൊടു പൊരുതി-</text:p>
      <text:p text:style-name="Standard">   ക്കൊണ്ടുമീനാടുപാലി-</text:p>
      <text:p text:style-name="Standard">ച്ചൊക്കാനാളല്ലതാനും തനതുഭുജബലം-</text:p>
      <text:p text:style-name="Standard">   കൊണ്ടു വേണ്ടും പ്രകാരം.        6</text:p>
      <text:p text:style-name="Standard"/>
      <text:p text:style-name="Standard">എന്നാലും ഭദ്രകാളീഭഗവതിയിവിടെ-</text:p>
      <text:p text:style-name="Standard">   ക്കയ്‌‌ക്കലുണ്ടാകയാലെ-</text:p>
      <text:p text:style-name="Standard">ന്തെന്നാലും മാടരാജാവിനു മഹിമുഴുവൻ</text:p>
      <text:p text:style-name="Standard">   കീഴടങ്ങില്ല താനും  ;</text:p>
      <text:p text:style-name="Standard">എന്നായിട്ടേറെനാൾ ചെന്നളവിലൊരുദിനാ</text:p>
      <text:p text:style-name="Standard">   നല്ല ലാക്കിപ്പൊഴെന്നു-</text:p>
      <text:p text:style-name="Standard">ണ്ടെന്നായിക്കണ്ടു കോപ്പിട്ടിതു വലിയ പട-</text:p>
      <text:p text:style-name="Standard">   ക്കൊന്നു കൊച്ചിക്ഷിതീശൻ.        7</text:p>
      <text:p text:style-name="Standard"/>
      <text:p text:style-name="Standard">എന്താണെന്നോടു ചോദിച്ചതു തരുണി! 'വിശേ-</text:p>
      <text:p text:style-name="Standard">   ഷിച്ചു കൊച്ചിക്ഷിതീശ-</text:p>
      <text:p text:style-name="Standard">ന്നെന്താണപ്പോൾ തരം വന്നതു പറയുക'യെ</text:p>
      <text:p text:style-name="Standard">   ന്നല്ലയോ മല്ലനേത്രേ!,</text:p>
      <text:p text:style-name="Standard">[ 3 ] </text:p>
      <text:p text:style-name="Standard">ഹന്താദ്യം ചൊല്ലിവെക്കേണ്ടതു സുമുഖി! മറ-</text:p>
      <text:p text:style-name="Standard">   ന്നേനഹാ, രാജ്യരക്ഷാ-</text:p>
      <text:p text:style-name="Standard">ചിന്താസാമർത്ഥ്യമല്പം കുറയുമൊരുവനാ-</text:p>
      <text:p text:style-name="Standard">   ണന്നു ശൈലാബ്ധിനാഥൻ.        8</text:p>
      <text:p text:style-name="Standard"/>
      <text:p text:style-name="Standard">എന്നല്ല നല്ല കിളി, പാട്ടു, പഠിപ്പുപിന്നെ-</text:p>
      <text:p text:style-name="Standard">   കന്നല്ക്കരിം കുഴലിമാരൊടു കൂടിയാട്ടം</text:p>
      <text:p text:style-name="Standard">എന്നീവകയ്ക്കു രുചികൊണ്ടിഹ രാജ്യകാര്യ-</text:p>
      <text:p text:style-name="Standard">   ത്തിന്നീ മഹീശരസികന്നിടയില്ലതാനും.        9</text:p>
      <text:p text:style-name="Standard"/>
      <text:p text:style-name="Standard">എന്തിന്നങ്ങേപ്പുറം ഞാനധികമിഹ പര-</text:p>
      <text:p text:style-name="Standard">   ത്തുന്നു? കാര്യം കഥിക്കാം</text:p>
      <text:p text:style-name="Standard">പന്തിന്നുപ്പെൺകിടാക്കുടയൊരടിവിധി-</text:p>
      <text:p text:style-name="Standard">   ച്ചോരു പോർകൊങ്കയാളേ!</text:p>
      <text:p text:style-name="Standard">പന്തിക്കായ് നാടുനേടുന്നതിനു പഴുതുകി-</text:p>
      <text:p text:style-name="Standard">   ട്ടുമ്പൊഴെന്തെങ്കിലും താൻ</text:p>
      <text:p text:style-name="Standard">ചിന്തിക്കാതെ കിടക്കുന്നൊരു മടയനുമ-</text:p>
      <text:p text:style-name="Standard">   ല്ലന്നു മാടക്ഷിതീശൻ.        10</text:p>
      <text:p text:style-name="Standard"/>
      <text:p text:style-name="Standard">മത്രീന്ദ്രൻ പാലിയത്തച്ചനുമവനിപനും</text:p>
      <text:p text:style-name="Standard"><text:soft-page-break/>   ഗൂഢമായ്‌‌പേണ്ടകാര്യം</text:p>
      <text:p text:style-name="Standard">മന്ത്രിച്ചോതേണ്ടുറച്ചീമറുതല കരുതി-</text:p>
      <text:p text:style-name="Standard">   ക്കൊണ്ടു നിൽക്കാത്ത ലാക്കിൽ</text:p>
      <text:p text:style-name="Standard">സന്ധിച്ചീടുന്ന സൈന്യക്കടലൊടുമൊരുമി-</text:p>
      <text:p text:style-name="Standard">   ച്ചൂക്കുകൈക്കൊന്റോരുന്നാ-</text:p>
      <text:p text:style-name="Standard">ളന്തിക്കാക്കോടിലിംഗക്ഷിതിയുടെയരികിൽ</text:p>
      <text:p text:style-name="Standard">   ക്കൂടിപോൽ കോട്ടമുക്കിൽ.        11</text:p>
      <text:p text:style-name="Standard"/>
      <text:p text:style-name="Standard">ചിത്താന്തം കത്തിയോടിച്ചിലയരയരണ-</text:p>
      <text:p text:style-name="Standard">   ഞ്ഞുള്ഭ്രമം നൾകുമാറീ-</text:p>
      <text:p text:style-name="Standard">വൃത്താന്തം കണ്ടുകേൾപ്പിച്ചതിലധികമുഴു-</text:p>
      <text:p text:style-name="Standard">   ന്നമ്പിനാൻ തമ്പുരാനും;</text:p>
      <text:p text:style-name="Standard">[ 4 ] </text:p>
      <text:p text:style-name="Standard">ശ്ശുദ്ധന്തസ്സാരരായിട്ടുടനുടനണയും</text:p>
      <text:p text:style-name="Standard">   നാട്ടുകാരോടുകൂടി-</text:p>
      <text:p text:style-name="Standard">ബ്ബദ്ധാന്തർഭക്തിഭാരം ഭഗവതി നടയിൽ</text:p>
      <text:p text:style-name="Standard">   കൂടി മുട്ടിച്ചു കൂട്ടം        12</text:p>
      <text:p text:style-name="Standard"/>
      <text:p text:style-name="Standard">ആ രാവങ്ങിനെ നിദ്രയാരുമറിയാ-</text:p>
      <text:p text:style-name="Standard">   തേതന്നെ തീരുമ്പൊഴ-</text:p>
      <text:p text:style-name="Standard">യ്ക്കാരാവങ്ങൾ മുഴക്കിവന്നു കയറീ</text:p>
      <text:p text:style-name="Standard">   ശത്രുക്കൾ തെക്കേപ്പുറം;</text:p>
      <text:p text:style-name="Standard">ആരാഞ്ഞത്മസുതാദി ജീവകഥയും</text:p>
      <text:p text:style-name="Standard">   കാണാഞ്ഞു നെഞ്ഞത്തടി-</text:p>
      <text:p text:style-name="Standard">ച്ചാരാൽ വീടുകൾതോറുമുണ്ടു മുറയി-</text:p>
      <text:p text:style-name="Standard">   ട്ടീടുന്നു മുത്തശ്ശിമാർ.        13</text:p>
      <text:p text:style-name="Standard"/>
      <text:p text:style-name="Standard">അക്കാര്യം മുഴുവൻ ധരിച്ച ധരണീ</text:p>
      <text:p text:style-name="Standard">   പാലൻ കുളിച്ചമ്പലം</text:p>
      <text:p text:style-name="Standard">പുക്കാക്കാളിയെഴും നടയ്ക്കൽ വടിപോ-</text:p>
      <text:p text:style-name="Standard">   ലന്നാശു വീണാനുടൻ</text:p>
      <text:p text:style-name="Standard">ഉൾക്കാളും ഭയമല്ല ഭക്തി ശിവയിൽ -</text:p>
      <text:p text:style-name="Standard">   ശത്രുക്കളിൽ ക്രോധമ-</text:p>
      <text:p text:style-name="Standard">ദുഖാക്രാന്ത ജനങ്ങളിൽ കൃപയുമായ്</text:p>
      <text:p text:style-name="Standard">   പ്രാർത്ഥിച്ചുപോലിത്തരം.        14</text:p>
      <text:p text:style-name="Standard"/>
      <text:p text:style-name="Standard">പെരുമ്പടപ്പിൽ ക്ഷിതിപാലരത്നം</text:p>
      <text:p text:style-name="Standard">പെരുമ്പടക്കോപ്പിഹ കൂട്ടിവന്നു;</text:p>
      <text:p text:style-name="Standard">ഒരുമ്പെടേണം പട നീ തടുപ്പാൻ</text:p>
      <text:p text:style-name="Standard">കുരുമ്പയമ്മേ ! മമ തമ്പുരാട്ടി !        15</text:p>
      <text:p text:style-name="Standard"/>
      <text:p text:style-name="Standard"><text:soft-page-break/>എന്നർത്ഥിച്ചപ്പടിഞ്ഞാറുടയ നടയിലായ്</text:p>
      <text:p text:style-name="Standard">   മന്നവൻ വീണനേരം</text:p>
      <text:p text:style-name="Standard">തന്നത്താനാ വടക്കേക്കതകുനടയിൽ നി-</text:p>
      <text:p text:style-name="Standard">   ന്നിട്ടു പൊട്ടിത്തുറന്നു;</text:p>
      <text:p text:style-name="Standard">[ 5 ] </text:p>
      <text:p text:style-name="Standard">എന്നല്ലത്യൂക്കരായിച്ചിലരുടനെയക-</text:p>
      <text:p text:style-name="Standard">   ത്തിന്നിറങ്ങിത്തുടങ്ങീ-</text:p>
      <text:p text:style-name="Standard">യെന്നെല്ലാം തോന്നിയൊന്നേറ്റളവു നടയട-</text:p>
      <text:p text:style-name="Standard">   യ്ക്കുന്നതും കണ്ടു ഭൂപൻ.        16</text:p>
      <text:p text:style-name="Standard"/>
      <text:p text:style-name="Standard">അന്നാൾമുതൽക്കാനൃപവംശജന്മാർ</text:p>
      <text:p text:style-name="Standard">ചെന്നാപ്രദേശത്തു നമിച്ചിടുമ്പോൾ</text:p>
      <text:p text:style-name="Standard">ഒന്നാക്കവാടം വെളിയിൽ തുറക്കു-</text:p>
      <text:p text:style-name="Standard">മെന്നാണു കേളിപ്പൊഴുമുള്ള ചട്ടം.        17</text:p>
      <text:p text:style-name="Standard"/>
      <text:p text:style-name="Standard">പെട്ടെന്നേറ്റു നരാധിനാഥനധികം</text:p>
      <text:p text:style-name="Standard">   ധൈര്യത്തൊടും പോന്നുടൻ</text:p>
      <text:p text:style-name="Standard">കെട്ടിക്കാത്തു നടയ്ക്കൽ വാഴുമൊരുതൻ -</text:p>
      <text:p text:style-name="Standard">   നാട്ടാരൊടെല്ലാരൊടും</text:p>
      <text:p text:style-name="Standard">'ധൃഷ്ടത്വത്തൊടു നിങ്ങളൊക്കെ വരുവിൻ;</text:p>
      <text:p text:style-name="Standard">   പോരിൽ ജയം കിട്ടിടും</text:p>
      <text:p text:style-name="Standard">തിട്ടം തന്നെ' യിതെന്നുരച്ചസിയുമായ്</text:p>
      <text:p text:style-name="Standard">   മുമ്പിട്ടിറങ്ങീടിനാൻ.        18</text:p>
      <text:p text:style-name="Standard"/>
      <text:p text:style-name="Standard">പിന്നത്തെക്കഥ പീവരസ്തനിമണേ!</text:p>
      <text:p text:style-name="Standard">   ചൊല്ലേണ്ടതുണ്ടോ? രണ-</text:p>
      <text:p text:style-name="Standard">ത്തിന്നെത്തിക്കയറുമ്പൊഴുള്ളിൽ വെളിവു-</text:p>
      <text:p text:style-name="Standard">   ണ്ടാമോ ഭടന്മാർക്കെടോ?</text:p>
      <text:p text:style-name="Standard">തന്നെത്താനസി കുന്തമെന്നിവകളാൽ -</text:p>
      <text:p text:style-name="Standard">   ശത്രുക്കളെക്കൊന്നുകൊ-</text:p>
      <text:p text:style-name="Standard">ന്നന്നത്തെപ്പകലന്തന്നൊരു വിരു</text:p>
      <text:p text:style-name="Standard">   ന്നൂണിന്നൊരുക്കീടിനാൻ.        19</text:p>
      <text:p text:style-name="Standard"/>
      <text:p text:style-name="Standard">തെക്കേബ്‌‌ഭാഗത്തുകാരെ ത്തെളുതെളെ വിലസും</text:p>
      <text:p text:style-name="Standard">   വാളു വീശിക്കിടയ്ക്കും</text:p>
      <text:p text:style-name="Standard">തക്കത്തിൽക്കൊച്ചിയൂഴീപതിയുശിരൊടടു-</text:p>
      <text:p text:style-name="Standard">   ക്കുന്നു മുന്പിട്ടുതന്നെ;</text:p>
      <text:p text:style-name="Standard">[ 6 ] </text:p>
      <text:p text:style-name="Standard">മുഷ്കന്മാരായ് രണത്തിൽ പടുതയൊടു കിളി-</text:p>
      <text:p text:style-name="Standard">   ക്കോട്ടുവീട്ടിൽ പണിക്ക-</text:p>
      <text:p text:style-name="Standard">ച്ചെക്കന്മാരുണ്ടു നാലാളുകൾ നൃപനവിടെ-</text:p>
      <text:p text:style-name="Standard"><text:soft-page-break/>   ദ്ദേഹരക്ഷയ്ക്കു കൂടെ.        20</text:p>
      <text:p text:style-name="Standard"/>
      <text:p text:style-name="Standard">കയ്യും കാലും മുറിഞ്ഞും ചിലർതലയകലെ-</text:p>
      <text:p text:style-name="Standard">   പ്പോയ് തെറിച്ചും പലേടം</text:p>
      <text:p text:style-name="Standard">മെയ്യും കീറിച്ചൊരിഞ്ഞും രുധിരമവിടെ വീ-</text:p>
      <text:p text:style-name="Standard">   ഴുന്നു ചത്തെത്ര ലോകം  !</text:p>
      <text:p text:style-name="Standard">വയ്യെന്നോർത്തിട്ടൊഴിക്കുന്നിതു ചിലർ , ചിലർ</text:p>
      <text:p text:style-name="Standard">   നേരാളിതൻ ജീവനാശം</text:p>
      <text:p text:style-name="Standard">ചെയ്യുന്നേരം വരയ്ക്കും വലിയ വിരുതു കാ-</text:p>
      <text:p text:style-name="Standard">   ട്ടുന്നു നീട്ടുന്നു കുന്തം .       21</text:p>
      <text:p text:style-name="Standard"/>
      <text:p text:style-name="Standard">കൂട്ടത്തിന്നൊരുണർച്ചകൂടിന കൊടു-</text:p>
      <text:p text:style-name="Standard">   ങ്ങല്ലൂർ നരേശപ്പട-</text:p>
      <text:p text:style-name="Standard">കൂട്ടത്തിന്നെതിരിട്ടുനിന്നു പൊരുതും</text:p>
      <text:p text:style-name="Standard">   വമ്പുള്ള ശത്രുക്കളെ</text:p>
      <text:p text:style-name="Standard">നീട്ടും കുന്തമതിന്നു കേവലമിര-</text:p>
      <text:p text:style-name="Standard">   യ്ക്കക്കോൻ നൃപൻ തന്നൊരീ-</text:p>
      <text:p text:style-name="Standard">നീട്ടുണ്ടെന്നു പറഞ്ഞുകൊണ്ടു ചില നാ-</text:p>
      <text:p text:style-name="Standard">   യന്മാർ നടന്നീടിനാർ.        22</text:p>
      <text:p text:style-name="Standard"/>
      <text:p text:style-name="Standard">ഇതിൽ കൂസുന്നുണ്ടോ കടലിനു സമാനം</text:p>
      <text:p text:style-name="Standard">   പെരുകി വ-</text:p>
      <text:p text:style-name="Standard">ന്നെതൃക്കും മാടോർവീവരനുടെ നരന്മാർ</text:p>
      <text:p text:style-name="Standard">   ചെറുതുമേ?</text:p>
      <text:p text:style-name="Standard">അതില്ലെന്നല്ലേറ്റം വിരുതൊടെതിരിട്ടോർ-</text:p>
      <text:p text:style-name="Standard">   കളെ വധി-</text:p>
      <text:p text:style-name="Standard">പ്പതിൽ കാണിക്കുന്നുണ്ടതിപരിചയം വി-</text:p>
      <text:p text:style-name="Standard">   സ്‌‌മൃതദയം.        23</text:p>
      <text:p text:style-name="Standard">[ 7 ] </text:p>
      <text:p text:style-name="Standard">ആറ്റിൻ വെള്ളമൊഴുക്കൊടൊത്തഴിമുഖ-</text:p>
      <text:p text:style-name="Standard">   ത്തെത്തുമ്പഴുണ്ടോ കടൽ-</text:p>
      <text:p text:style-name="Standard">ക്കേറ്റത്തിന്നു കുറച്ചലാനിലയിലായ്</text:p>
      <text:p text:style-name="Standard">   കൂസാതെ ഘോഷാന്വിത,</text:p>
      <text:p text:style-name="Standard">ചീറ്റംപൂണ്ടു നടന്നിടുന്നു പടയിൽ</text:p>
      <text:p text:style-name="Standard">   കൊച്ചിക്ഷിതീശപ്പട-</text:p>
      <text:p text:style-name="Standard">ക്കുറ്റന്മാർ കുതിരപ്പുറത്തടിയിൽ വ-</text:p>
      <text:p text:style-name="Standard">   ന്നേശുന്നു സേനേശരും.        24</text:p>
      <text:p text:style-name="Standard"/>
      <text:p text:style-name="Standard">മെച്ചം പൂണ്ടു സമസ്ത സൈന്യപതിയായ്</text:p>
      <text:p text:style-name="Standard">   മന്ത്രീന്ദ്രനാം പാലിയ-</text:p>
      <text:p text:style-name="Standard"><text:soft-page-break/>ത്തച്ചൻതന്നെ കരത്തിൽ വെണ്മഴുവിള-</text:p>
      <text:p text:style-name="Standard">   ക്കിക്കൊണ്ടടുക്കും വിധൗ</text:p>
      <text:p text:style-name="Standard">ഉച്ചത്തിൽ ഭയമാർന്നു തന്നുടെ ഭട-</text:p>
      <text:p text:style-name="Standard">   ന്മാരൊന്നകന്നതിൽ</text:p>
      <text:p text:style-name="Standard">പച്ചപ്പുഞ്ചിരിയിട്ടടുത്തിതു കൊടു-</text:p>
      <text:p text:style-name="Standard">   ങ്ങല്ലൂരിളാനായകൻ.        25</text:p>
      <text:p text:style-name="Standard"/>
      <text:p text:style-name="Standard">'താനോ വൃദ്ധ, നെനിക്കുനല്ലൊരു ചെറു-</text:p>
      <text:p text:style-name="Standard">   പ്രായം, കിടാവായ്ക്കളി-</text:p>
      <text:p text:style-name="Standard">പ്പാനോ ഭാവ, മിതെന്തു കൂത്തു? വറുതെ</text:p>
      <text:p text:style-name="Standard">   വൈരം മുഴുപ്പിക്കൊലാ;</text:p>
      <text:p text:style-name="Standard">മേനോനെന്തിനിതിൽക്കിടന്നു പെരുമാ-</text:p>
      <text:p text:style-name="Standard">   റീടുന്നു? ദൂരത്തു പോയ്</text:p>
      <text:p text:style-name="Standard">മാനോത്സാഹഗുണങ്ങളുള്ള യുവവീ-</text:p>
      <text:p text:style-name="Standard">   രന്മാരെ വിട്ടീടെടോ.'        26</text:p>
      <text:p text:style-name="Standard"/>
      <text:p text:style-name="Standard">'നേരമ്പോക്കരുൾ ചെയ്‌‌തിടാതെതിരിടാൻ</text:p>
      <text:p text:style-name="Standard">   ഭാവിപ്പതുണ്ടെങ്കിലി-</text:p>
      <text:p text:style-name="Standard">ന്നേരമ്പോരിടുകെ'ന്നു മാത്രമുരചെ-</text:p>
      <text:p text:style-name="Standard">   യ്‌‌തപ്പാലിയത്തച്ചനും</text:p>
      <text:p text:style-name="Standard">[ 8 ] </text:p>
      <text:p text:style-name="Standard">വീരൻ ഭൂപതിതന്നിടഞ്ചുമലുക-</text:p>
      <text:p text:style-name="Standard">   ണ്ടാവെണ്മഴുത്തണ്ടുടൻ</text:p>
      <text:p text:style-name="Standard">ഘോരൻ ഭൂരിവിദഗ്ദ്ധഭാവമൊടിള-</text:p>
      <text:p text:style-name="Standard">   ക്കീട്ടാഞ്ഞു വീശീടിനാൻ.        27</text:p>
      <text:p text:style-name="Standard"/>
      <text:p text:style-name="Standard">കൊണ്ടില്ലാ കൊണ്ടുവെന്നുള്ളളവിലൊരു പണി-</text:p>
      <text:p text:style-name="Standard">   ക്കച്ചറുക്കൻ വലങ്കൈ-</text:p>
      <text:p text:style-name="Standard">ത്തണ്ടിന്മേൽത്തട്ടി മേനോനുടെ മഴു പഴുതേ</text:p>
      <text:p text:style-name="Standard">   തന്നെ താഴത്തു വീണു;</text:p>
      <text:p text:style-name="Standard">കണ്ടില്ലേ കൗശലം താനിതി പുരിവനും</text:p>
      <text:p text:style-name="Standard">   മാറി മന്ദം ചിരിച്ചും -</text:p>
      <text:p text:style-name="Standard">കൊണ്ടിയ്യാൾതൻ വലത്തെച്ചുമലിൽ നൃപനിട-</text:p>
      <text:p text:style-name="Standard">   ങ്കയ്യിനാൽകൊട്ടിതാനും.        28</text:p>
      <text:p text:style-name="Standard"/>
      <text:p text:style-name="Standard">ഇക്കണ്ടോരവമാനമേറ്റഥ ചവി-</text:p>
      <text:p text:style-name="Standard">   ട്ടേറ്റുള്ള പാമ്പിൻക്രമം</text:p>
      <text:p text:style-name="Standard">കൈക്കൊണ്ടുൾക്കറവെച്ചു മേനവനുടൻ</text:p>
      <text:p text:style-name="Standard">   നേരിട്ടുചീറും വിധൗ</text:p>
      <text:p text:style-name="Standard">'നിൽക്കേണ്ടെന്നുടെനേർക്കു, തന്റെ വിഷമി-</text:p>
      <text:p text:style-name="Standard"><text:soft-page-break/>   ങ്ങേൽക്കില്ലെനി, യ്ക്കെന്റെ ക</text:p>
      <text:p text:style-name="Standard">യ്ക്കുള്ക്കൊണ്ടീടിന വാളിനങ്ങൊരിരയാ'-</text:p>
      <text:p text:style-name="Standard">   മെന്നോതി മന്നോർവരൻ .       29</text:p>
      <text:p text:style-name="Standard"/>
      <text:p text:style-name="Standard">ഇതി കേട്ടതുപാടു കോപമൂലം</text:p>
      <text:p text:style-name="Standard">ധൃതികൂട്ടി ക്ഷിതിപാലമന്ത്രിസർപ്പം</text:p>
      <text:p text:style-name="Standard">അതിധൃഷ്ടമണഞ്ഞു കൊത്തിയപ്പോ-</text:p>
      <text:p text:style-name="Standard">ളതിലൊട്ടേറ്റു നൃപന്നു ചോരപൊട്ടി.       30</text:p>
      <text:p text:style-name="Standard"/>
      <text:p text:style-name="Standard">എടത്തെക്കൈത്തണ്ടിൽ ചെറുതു മുറിയേ-</text:p>
      <text:p text:style-name="Standard">   റ്റോരു സമയം</text:p>
      <text:p text:style-name="Standard">കടുത്തേറ്റം ഭാവം പതറിയെതൃവീ-</text:p>
      <text:p text:style-name="Standard">   രോത്തമനുടെ</text:p>
      <text:p text:style-name="Standard">[ 9 ] </text:p>
      <text:p text:style-name="Standard">കുടത്തേക്കാൾ കൂറ്റൻ കുടവയറിലാ-</text:p>
      <text:p text:style-name="Standard">   വാൾ മുഴുവനും</text:p>
      <text:p text:style-name="Standard">കടത്തേണ്ടും ഭാഷയ്ക്കുടനെയൊരു നീ-</text:p>
      <text:p text:style-name="Standard">   ട്ടേകിയരചൻ.        31</text:p>
      <text:p text:style-name="Standard"/>
      <text:p text:style-name="Standard">തുളുമ്പിടും കുമ്പയിൽ വാൾ കടത്തി-</text:p>
      <text:p text:style-name="Standard">   പ്പിളർന്നു മേനോനുടെ ജീവസൂത്രം</text:p>
      <text:p text:style-name="Standard">കളഞ്ഞു ഭൂപൻ കുടർമാല ചാടി-</text:p>
      <text:p text:style-name="Standard">   ച്ചിളക്കി വൈരിപ്പട കണ്ടതെല്ലാം.        32</text:p>
      <text:p text:style-name="Standard"/>
      <text:p text:style-name="Standard">ഇക്കർമ്മരംഭകാലം നൃപനുടെ തിരുമെയ്</text:p>
      <text:p text:style-name="Standard">   കാത്തുനിൽക്കും പണിക്ക-</text:p>
      <text:p text:style-name="Standard">ച്ചെക്കന്മാരാരാർത്തടുക്കുന്നരിഭടരെയരി-</text:p>
      <text:p text:style-name="Standard">   ഞ്ഞീടിനാർ നാലുപാടും</text:p>
      <text:p text:style-name="Standard">തൃക്കൺപാർക്കുന്നനേരം നരവരനു പുറ-</text:p>
      <text:p text:style-name="Standard">   ത്തേക്കു പോണെന്നു തോന്നി-</text:p>
      <text:p text:style-name="Standard">ച്ചൊക്കും ഭദ്രാഭടന്മാരുടയ നൊടിയൊരാ-</text:p>
      <text:p text:style-name="Standard">   വേശമേശുംപ്രകാരം.        33</text:p>
      <text:p text:style-name="Standard"/>
      <text:p text:style-name="Standard">മുറവിളിയൊടു ചിന്നിപ്പാഞ്ഞിടും</text:p>
      <text:p text:style-name="Standard">   കൂട്ടരോടായ് -</text:p>
      <text:p text:style-name="Standard">പ്പറിവിനവിടെയെന്തെന്തെന്നു കൊ-</text:p>
      <text:p text:style-name="Standard">   ച്ചിക്കധീശൻ</text:p>
      <text:p text:style-name="Standard">അരിവരരെയൊരേടം കൊന്നൊടു-</text:p>
      <text:p text:style-name="Standard">   ക്കുമ്പോൾ ഞെട്ടി-</text:p>
      <text:p text:style-name="Standard">ത്തിരിവതിനിടയായിത്തീർന്നിതീ-</text:p>
      <text:p text:style-name="Standard">   വാർത്തമൂലം .        34</text:p>
      <text:p text:style-name="Standard"><text:soft-page-break/></text:p>
      <text:p text:style-name="Standard">മാന്യേ! മന്ത്രി മരിപ്പതും മറുനൃപൻ</text:p>
      <text:p text:style-name="Standard">   മാനം നടിയ്ക്കുന്നതും</text:p>
      <text:p text:style-name="Standard">സൈന്യേ മാറ്റലരക്രമങ്ങളധികം</text:p>
      <text:p text:style-name="Standard">   കാട്ടുന്നതും കണ്ടുടൻ</text:p>
      <text:p text:style-name="Standard">[ 10 ] </text:p>
      <text:p text:style-name="Standard">തന്നുൾത്തട്ടിലെരിഞ്ഞുകത്തിന കടു-</text:p>
      <text:p text:style-name="Standard">   ക്രോധക്കനൽക്കട്ടതാൻ</text:p>
      <text:p text:style-name="Standard">ചിന്നുംമട്ടു തുടുത്ത ദൃഷ്ടികളൊടൊ-</text:p>
      <text:p text:style-name="Standard">   ത്തങ്ങോട്ടുചാടീ നൃപൻ.        35</text:p>
      <text:p text:style-name="Standard"/>
      <text:p text:style-name="Standard">അതിനിടെയവിടെ വടക്കേ</text:p>
      <text:p text:style-name="Standard">ക്ഷിതിഭാഗത്തോട്ടടുത്തുകേൾക്കായീ</text:p>
      <text:p text:style-name="Standard">അധികം കോളിളകും ജലനിധിതന്റെയി-</text:p>
      <text:p text:style-name="Standard">രമ്പൽപോലെയൊരുഘോഷം.        36</text:p>
      <text:p text:style-name="Standard"/>
      <text:p text:style-name="Standard">എന്തെന്നു ചിന്തിക്കുവതിന്നുമുമ്പാ-</text:p>
      <text:p text:style-name="Standard">യന്തം പെടാതാശു വടക്കു പങ്കിൽ</text:p>
      <text:p text:style-name="Standard">ബന്ധിച്ചിടും കൂറൊടു സൈന്യസിന്ധു</text:p>
      <text:p text:style-name="Standard">സന്ധിച്ചുകൂടുന്നതു കണ്ടുലോകം.        37</text:p>
      <text:p text:style-name="Standard"/>
      <text:p text:style-name="Standard">ആരാജാവിനു ചെറ്റുവായഴിമുതൽ-</text:p>
      <text:p text:style-name="Standard">   ക്കുള്ളോരു നാട്ടിൽപ്പെടും</text:p>
      <text:p text:style-name="Standard">ധാരാളം ബലമുള്ള നായർപടയും</text:p>
      <text:p text:style-name="Standard">   നമ്പ്രാടനാം നാഥനും</text:p>
      <text:p text:style-name="Standard">പോരാ കൂറൊടു കാവുതീണ്ടലധികാ-</text:p>
      <text:p text:style-name="Standard">   രം കൊണ്ട കൂരിക്കുഴി-</text:p>
      <text:p text:style-name="Standard">ക്കാരാം മുക്കുവരും രണത്തിനു തുണ-</text:p>
      <text:p text:style-name="Standard">   യ്ക്കെത്തുന്നതാണായതും.        38</text:p>
      <text:p text:style-name="Standard"/>
      <text:p text:style-name="Standard">പടക്കൂട്ടം കണ്ടോരളവൊളിവിലായി-</text:p>
      <text:p text:style-name="Standard">   ട്ടുരുബലം</text:p>
      <text:p text:style-name="Standard">കൊടുക്കും ശൈലാബ്‌‌ധിക്ഷിതിപതിസ-</text:p>
      <text:p text:style-name="Standard">   ഹായം വഴി ജയം</text:p>
      <text:p text:style-name="Standard">മിടുക്കോടും നേടാനെതൃനൃപനു തവ്വു-</text:p>
      <text:p text:style-name="Standard">   ണ്ടിവനിനി-</text:p>
      <text:p text:style-name="Standard">കടുക്രോധം ചൊവ്വല്ലിതി കരുതി</text:p>
      <text:p text:style-name="Standard">   കൊച്ചിക്കരചനും.        39</text:p>
      <text:p text:style-name="Standard">[ 11 ] </text:p>
      <text:p text:style-name="Standard">അതിയായ് പറയുന്നതെന്തിനീഞാ-</text:p>
      <text:p text:style-name="Standard">   നതിസൗന്ദര്യജയക്കൊടിപ്പതാകേ!</text:p>
      <text:p text:style-name="Standard"><text:soft-page-break/>മതിയിന്നു കലാപമെന്നു കൊച്ചി-</text:p>
      <text:p text:style-name="Standard">   ക്ഷിതിപൻ സന്ധികഴിച്ചുപിന്തിരിച്ചു.        40</text:p>
      <text:p text:style-name="Standard"/>
      <text:p text:style-name="Standard">ഊക്കേറിടും കൈമിടുക്കൊക്കെയുമിഹ വിഫല-</text:p>
      <text:p text:style-name="Standard">   പ്പെട്ടമൂലം വടക്കന്മാർക്കേതും</text:p>
      <text:p text:style-name="Standard">തൃപ്തിയായീലുടലിനു മുറിവേൽ-</text:p>
      <text:p text:style-name="Standard">   ക്കാതെ പോകേണ്ടിവന്നു;</text:p>
      <text:p text:style-name="Standard">കേൾക്കേണം കേഴനേത്രേ! വിരുതുടയ</text:p>
      <text:p text:style-name="Standard">   കിളിക്കോട്ടു വീട്ടിൽ പണിക്ക-</text:p>
      <text:p text:style-name="Standard">ന്മാർക്കേറ്റം കോടിലിംഗക്ഷിതിപതിയുചിത-</text:p>
      <text:p text:style-name="Standard">   സ്ഥാനമാനങ്ങൾ നല്കി.        41</text:p>
      <text:p text:style-name="Standard"/>
      <text:p text:style-name="Standard">മതി മതി! തിരുവഞ്ചിക്കുള-</text:p>
      <text:p text:style-name="Standard">   മതിൽ മതിചൂഡന്റെ മുമ്പിലരചനനുടെ</text:p>
      <text:p text:style-name="Standard">പ്രതിനിധിപദവുംകൂടി</text:p>
      <text:p text:style-name="Standard">   ക്ഷിതിപതി കല്പിച്ചു നല്കിയെന്നേക്കും.        42</text:p>
      <text:p text:style-name="Standard"/>
      <text:p text:style-name="Standard">കാലനെക്കാട്ടുവാൻ വൈരി</text:p>
      <text:p text:style-name="Standard">   കാലേ വീശിയ വെണ്മഴു</text:p>
      <text:p text:style-name="Standard">മോലൽക്കാതാക്കിയതിനു</text:p>
      <text:p text:style-name="Standard">   കൂലി നൾകേണ്ടതല്ലയോ?        43</text:p>
      <text:p text:style-name="Standard"/>
      <text:p text:style-name="Standard">ഇത്ഥം കാളീപ്രസാദംവഴി ബഹുബലമേ-</text:p>
      <text:p text:style-name="Standard">   റുന്ന ശത്രുക്ഷിതീശൻ</text:p>
      <text:p text:style-name="Standard">യുദ്ധം ചെയ്തിട്ടുമെട്ടെങ്കിലുമൊരപജയം</text:p>
      <text:p text:style-name="Standard">   വന്നുകൂടാതെതന്നെ</text:p>
      <text:p text:style-name="Standard">വൃത്യാ തന്നുള്ളിലോർക്കും വിധമൊരുപശമം</text:p>
      <text:p text:style-name="Standard">   താൻ വരുത്തി സ്വധർമ്മം</text:p>
      <text:p text:style-name="Standard">വ്യത്യാസം വിട്ടു രക്ഷിച്ചിതു കൊടിയ മഹാൻ</text:p>
      <text:p text:style-name="Standard">   കോടിലിംഗാധിനാഥൻ.        44</text:p>
      <text:p text:style-name="Standard">[ 12 ] </text:p>
      <text:p text:style-name="Standard">ക്ഷാമം നാട്ടിലൊരേടമില്ലൊരു പദാ-</text:p>
      <text:p text:style-name="Standard">   ർത്ഥത്തിന്നുമെന്നല്ലതി-</text:p>
      <text:p text:style-name="Standard">ക്ഷേമം താൻ പ്രജകൾക്കശേഷമതിമോ-</text:p>
      <text:p text:style-name="Standard">   ഹോല്ലേഖമില്ലായ്കയാൽ;</text:p>
      <text:p text:style-name="Standard">ഈ മട്ടിൽ ക്ഷിതികാത്തു, കാത്തു സതതം</text:p>
      <text:p text:style-name="Standard">   വർണ്ണാശ്രമാചാരവും ,</text:p>
      <text:p text:style-name="Standard">സാമർത്ഥ്യം ജനരഞ്ജനയ്ക്കുമധികം</text:p>
      <text:p text:style-name="Standard">   കാണിച്ചു മന്നോർവരൻ .        45</text:p>
      <text:p text:style-name="Standard"/>
      <text:p text:style-name="Standard">തൻകീഴായൊരിടപ്രഭുപ്പദവിയിൽ -</text:p>
      <text:p text:style-name="Standard"><text:soft-page-break/>   പ്പാർക്കും കിളിക്കോട്ടുകാർ</text:p>
      <text:p text:style-name="Standard">കെങ്കേമത്വമൊടാനൃപന്നു സകല്ത്തിന്നും</text:p>
      <text:p text:style-name="Standard">   സഹായികയാൽ</text:p>
      <text:p text:style-name="Standard">മങ്കേ! കേളൊരു ഭാരമില്ല ധരണീ-</text:p>
      <text:p text:style-name="Standard">   ഭാരത്തിനും കേവലം</text:p>
      <text:p text:style-name="Standard">സങ്കേതസ്ഥലമായി വാണു സുഖസ-</text:p>
      <text:p text:style-name="Standard">   മ്പത്തിന്നു പൃത്ഥീശ്വരൻ.        46</text:p>
      <text:p text:style-name="Standard"/>
      <text:p text:style-name="Standard">ഏവം നമ്മുടെ കോടിലിംഗനൃപതി,</text:p>
      <text:p text:style-name="Standard">   ക്കെന്നും സഹായിച്ചുതാൻ</text:p>
      <text:p text:style-name="Standard">മേവും വൈഭവമേറെയേറിന പണിക്ക-</text:p>
      <text:p text:style-name="Standard">   ന്മാർക്കു നാലാൾക്കുമേ</text:p>
      <text:p text:style-name="Standard">ഭാവം ചേർന്നനുജത്തിയായൊരുവളേ</text:p>
      <text:p text:style-name="Standard">   സന്താനവല്ലീനില</text:p>
      <text:p text:style-name="Standard">യ്ക്കിവംശപ്പിരിവിങ്കലുള്ളു; വളരെ</text:p>
      <text:p text:style-name="Standard">   സ്നേഹിച്ചിരിന്നാരവർ.        47</text:p>
      <text:p text:style-name="Standard"> </text:p>
      <text:p text:style-name="Standard">ഇസ്സാധുപ്പെണ്ണിനെക്കൊണ്ടവരൊരുപണിയും</text:p>
      <text:p text:style-name="Standard">   താനെടുപ്പിക്കയില്ലാ,</text:p>
      <text:p text:style-name="Standard">ദുസ്സാമർത്ഥ്യങ്ങൾ കാണിക്കിലുമതി കടുവാം -</text:p>
      <text:p text:style-name="Standard">   മട്ടു ശിക്ഷിക്കയില്ല,</text:p>
      <text:p text:style-name="Standard">[ 13 ] </text:p>
      <text:p text:style-name="Standard">നൽസാമർത്ഥ്യം ജനിക്കുമ്പടി വലിയ പഠി-</text:p>
      <text:p text:style-name="Standard">   പ്പൊന്നുമുണ്ടാക്കിയില്ലാ,</text:p>
      <text:p text:style-name="Standard">വൽസാവാൽസല്യമിമ്മാതിരി വിഫലഫല-</text:p>
      <text:p text:style-name="Standard">   പ്രായമായ് ത്തീർന്നിതെല്ലാം.        48</text:p>
      <text:p text:style-name="Standard"/>
      <text:p text:style-name="Standard">കണ്ടാലുണ്ടകാഴയവൾക്കുജനനാൽ -</text:p>
      <text:p text:style-name="Standard">   തന്നെ, വിശേഷിച്ചുതാ-</text:p>
      <text:p text:style-name="Standard">നുണ്ടാക്കീ ഹിതമുള്ള ഭുഷണഗണ-</text:p>
      <text:p text:style-name="Standard">   ശ്രീമോടിയിൽ ധാടിയും,</text:p>
      <text:p text:style-name="Standard">കൊണ്ടാടി സ്മരദേവനേകി രസമൊ-</text:p>
      <text:p text:style-name="Standard">   ത്തായൗവനപ്രൗഢിയും ,</text:p>
      <text:p text:style-name="Standard">കണ്ടാലേവനുമൊന്നുതോന്നു; മതുമ-</text:p>
      <text:p text:style-name="Standard">   ട്ടായ്ത്തീർന്നിതാത്തന്വിയും.        49</text:p>
      <text:p text:style-name="Standard"/>
      <text:p text:style-name="Standard">കാർകൊണ്ടൽക്കെതൃകൂന്തൽ ചാച്ചൊരുപുറം</text:p>
      <text:p text:style-name="Standard">   വെട്ടിച്ചെരിച്ചിട്ടതും</text:p>
      <text:p text:style-name="Standard">കൂർകൊണ്ടാസ്‌‌മിതമുത്തു ചേർത്തൊരു കട-</text:p>
      <text:p text:style-name="Standard">   ക്കണ്ണിട്ടു നീട്ടുന്നതും ,</text:p>
      <text:p text:style-name="Standard"><text:soft-page-break/>പേർകൊത്തിച്ചൊരു കൊച്ചുകാതില കവിൾ-</text:p>
      <text:p text:style-name="Standard">   ത്തട്ടിന്മേൽ മുട്ടുന്നതും ,</text:p>
      <text:p text:style-name="Standard">പോർകൊങ്കക്കുടവും നിനയ്‌‌ക്കിലവളെ -</text:p>
      <text:p text:style-name="Standard">   ക്കാമിക്കുമേ കാമനും.        50</text:p>
      <text:p text:style-name="Standard"/>
      <text:p text:style-name="Standard">അവളെയൊരു ദിനത്തിൽ കണ്ടു കാമംകടന്നി-</text:p>
      <text:p text:style-name="Standard">ട്ടവനിസുരനൊരുത്തൻ ചെന്നു സംബന്ധമായി;</text:p>
      <text:p text:style-name="Standard">അവനെയുമവരിഷ്‌‌ടംപോലെ പൂജിച്ചുപോന്നാ;-</text:p>
      <text:p text:style-name="Standard">രവളുമവനുമായിക്കൂടിയാടിസ്സുഖിച്ചു.        51</text:p>
      <text:p text:style-name="Standard"/>
      <text:p text:style-name="Standard">പെണ്ണുങ്ങൾക്കു വിരിഞ്ചകൽപ്പിതമടു-</text:p>
      <text:p text:style-name="Standard">   ത്താണുങ്ങൾ കൂത്താടിയാൽ</text:p>
      <text:p text:style-name="Standard">കണ്ണും പുഞ്ചിരിയും മുഖസ്തുതിയുമാ-</text:p>
      <text:p text:style-name="Standard">   ണല്ലോ മയക്കീടുവാൻ ;</text:p>
      <text:p text:style-name="Standard">[ 14 ] </text:p>
      <text:p text:style-name="Standard">പൊണ്ണബ്രാഹ്മണരിൽ പ്രധാനി പരമീ-</text:p>
      <text:p text:style-name="Standard">   നമ്പൂരിയെപ്പിന്നെയ-</text:p>
      <text:p text:style-name="Standard">വ്വണ്ണം നമ്മുടെ പെൺകിടാവിഹ മയ-</text:p>
      <text:p text:style-name="Standard">   ക്കിപ്പോന്നതെന്തത്ഭുതം  ?        52</text:p>
      <text:p text:style-name="Standard"/>
      <text:p text:style-name="Standard">സ്വാതന്ത്ര്യം നൽകിയെന്നാലബലകളധികം</text:p>
      <text:p text:style-name="Standard">   ധൂർത്തുകാണിക്കുമെന്നായ്</text:p>
      <text:p text:style-name="Standard">സ്ത്രീതന്ത്രം കണ്ടു പണ്ടുള്ളവർ പറയുവതും</text:p>
      <text:p text:style-name="Standard">   പാർക്കുകിൽ സത്യമെത്രേ;</text:p>
      <text:p text:style-name="Standard">നീ തെല്ലും നീരസം തേടരുതു സുചരിതേ!</text:p>
      <text:p text:style-name="Standard">   ഹന്ത! നമ്പൂരി കാണാ-</text:p>
      <text:p text:style-name="Standard">തേതെല്ലാം ലാക്കിലിപ്പെൺകൊടി കുടിലവിട-</text:p>
      <text:p text:style-name="Standard">   ന്മാരൊടും കൂടിയാടീ.        53</text:p>
      <text:p text:style-name="Standard"/>
      <text:p text:style-name="Standard">ഇതാരാനും ചൊല്ലീട്ടറിവിനിടയായ് -</text:p>
      <text:p text:style-name="Standard">   ത്തീർന്നിടുകില-</text:p>
      <text:p text:style-name="Standard">ന്നതായാൾ ചോദിക്കും , പ്രിയയൊടവളോ</text:p>
      <text:p text:style-name="Standard">   പുഞ്ചിരിയിടും ;</text:p>
      <text:p text:style-name="Standard">'ഇതാ നോക്കൂ! നോം തങ്ങളിലൊരുവിധം</text:p>
      <text:p text:style-name="Standard">   ഹന്ത! കലഹി-</text:p>
      <text:p text:style-name="Standard">പ്പതാണാദുഷ്ടർക്കാഗ്രഹമതിനിതെ' -</text:p>
      <text:p text:style-name="Standard">   ന്നും പറയുമേ.        54</text:p>
      <text:p text:style-name="Standard"/>
      <text:p text:style-name="Standard">'എന്നോടലട്ടിയവനംഗജസംഗരത്തി-</text:p>
      <text:p text:style-name="Standard">നെന്നോതി ഞാനിവളോടു നടക്കയില്ല;</text:p>
      <text:p text:style-name="Standard"><text:soft-page-break/>അന്നോർത്തുവെച്ച ചതിയാണതിനുണ്ടു സാക്ഷി</text:p>
      <text:p text:style-name="Standard">യെന്നോപ്പതന്നുടെ പരിഗ്രഹ'മെന്നുമോതും.        55</text:p>
      <text:p text:style-name="Standard"/>
      <text:p text:style-name="Standard">ഓരോ തർക്കത്തിലോരോവിധമിവ പലതും</text:p>
      <text:p text:style-name="Standard">   സാധുനമ്പൂരിയോടുൾ -</text:p>
      <text:p text:style-name="Standard">പ്പോരോടോതിപ്പകിട്ടും , ചതുരതയൊടു താൻ</text:p>
      <text:p text:style-name="Standard">   ജാരരൊത്തും രമിക്കും,</text:p>
      <text:p text:style-name="Standard">[ 15 ] </text:p>
      <text:p text:style-name="Standard">ആരോമൽത്തയ്യലാളിങ്ങനെ ബഹുസുഖമായ്</text:p>
      <text:p text:style-name="Standard">   വാണിടുന്നോരുകാലം</text:p>
      <text:p text:style-name="Standard">നേരോടില്ലത്തിലീയന്തണനൊരുകുറി പോയ്</text:p>
      <text:p text:style-name="Standard">   പാത്തുനാൾ പാർത്തുപോലും.        56</text:p>
      <text:p text:style-name="Standard"/>
      <text:p text:style-name="Standard">അതിനിടയിലൊരിക്കൽ പൂർണ്ണചന്ദ്രാഭ പൂരി-</text:p>
      <text:p text:style-name="Standard">ച്ചതിവിശദമശേഷം വെള്ളയായുള്ള രാവിൽ</text:p>
      <text:p text:style-name="Standard">മതിയിൽ മദനമാൽമൂത്തന്തണൻ ഹന്ത! താനേ</text:p>
      <text:p text:style-name="Standard">മതിമുഖിയുടെ ചാരേ ചേരുവാൻ വെച്ചടിച്ചു.        57</text:p>
      <text:p text:style-name="Standard"/>
      <text:p text:style-name="Standard">വഴിക്കേറ്റം ദീർഘം പെട്ടുവതറിയാ-</text:p>
      <text:p text:style-name="Standard">   തായവനിട-</text:p>
      <text:p text:style-name="Standard">യ്ക്കൊഴിക്കാതേ പോന്നിട്ടഥ വഴിവില-</text:p>
      <text:p text:style-name="Standard">   ങ്ങും പുഴയുടെ</text:p>
      <text:p text:style-name="Standard">ഒഴുക്കിൽ തങ്ങിപ്പോയ് കടവിലുടനെ</text:p>
      <text:p text:style-name="Standard">   വഞ്ചികയറി -</text:p>
      <text:p text:style-name="Standard">കുഴക്കില്ലാതെത്തീ മറുകരയില-</text:p>
      <text:p text:style-name="Standard">   യ്യാ ബഹുരസം.        58</text:p>
      <text:p text:style-name="Standard"/>
      <text:p text:style-name="Standard">അടിയിലധികമേൽക്കും ശുദ്ധമേ പഞ്ചസാര -</text:p>
      <text:p text:style-name="Standard">പ്പൊടിയൊടു കിടയാകും തൂമണൽത്തട്ടിലെത്തി</text:p>
      <text:p text:style-name="Standard">നെടിയഭുവനപാത്രം പൂർത്തിയായ് വീഴ്ത്തിടും പോൽ</text:p>
      <text:p text:style-name="Standard">വടിവുടയനിലാവിൻ സ്വാദറിഞ്ഞാൻ ദ്വിജേന്ദ്രൻ        59</text:p>
      <text:p text:style-name="Standard"/>
      <text:p text:style-name="Standard">ഏവം പതുക്കെ നടന്നു പണിക്കർ വാഴു-</text:p>
      <text:p text:style-name="Standard">മാ വമ്പെഴുന്ന ഭവനത്തിനകത്തുകേറി;</text:p>
      <text:p text:style-name="Standard">ദൈവം പറഞ്ഞപടി തന്റെ പരിഗ്രഹം താൻ</text:p>
      <text:p text:style-name="Standard">മേവും പ്രധാന മണിമച്ചിലണഞ്ഞു വിപ്രൻ.        60</text:p>
      <text:p text:style-name="Standard"/>
      <text:p text:style-name="Standard">അന്നേരത്തന്തണൻ വന്നണയുമവിടെയെ-</text:p>
      <text:p text:style-name="Standard">   ന്നുള്ളതോർക്കാതെതാൻ നി-</text:p>
      <text:p text:style-name="Standard">സ്സന്ദേഹം ജാരനോടൊത്തൊരു തളിരൊളിമെ-</text:p>
      <text:p text:style-name="Standard">   ത്തപ്പുറത്താത്തമോദം</text:p>
      <text:p text:style-name="Standard"><text:soft-page-break/>[ 16 ] </text:p>
      <text:p text:style-name="Standard">ഒന്നേറെക്കേളിയാടിച്ചിലതു കുശുകുശു</text:p>
      <text:p text:style-name="Standard">   ന്നോതിടുമ്പോൾ സ്വകാന്തൻ</text:p>
      <text:p text:style-name="Standard">വന്നേറിക്കണ്ടുഴന്നാളവ, ളൊളിവഴിയേ</text:p>
      <text:p text:style-name="Standard">   ജാരനോ ചാടിയോടി.        61</text:p>
      <text:p text:style-name="Standard"/>
      <text:p text:style-name="Standard">അതുപൊഴുതു മനസ്സിന്നൊട്ടൊരാശ്വാസമായി-</text:p>
      <text:p text:style-name="Standard">പ്പുതുമമത നടിച്ചക്കുട്ടിമാൻദൃഷ്ടിയാളും</text:p>
      <text:p text:style-name="Standard">'ഇതുവിധമിവിടുന്നിപ്പാതിരക്കേകനായ് വ-</text:p>
      <text:p text:style-name="Standard">ന്നതു കഠിന, മെനിക്കോ ഹന്ത! സന്തോഷ, മെന്നാൾ</text:p>
      <text:p text:style-name="Standard">കള്ളപ്രേമം നടിച്ചിങ്ങനെ കളമൊഴിയാൾ</text:p>
      <text:p text:style-name="Standard">   ദുർന്നയം തട്ടിമൂടാ-</text:p>
      <text:p text:style-name="Standard">നുള്ളബ്‌‌ഭാവം തുടങ്ങും പൊഴുതു കഴുതയാ-</text:p>
      <text:p text:style-name="Standard">   യാലുമൊന്നൂഴി ദേവൻ        62</text:p>
      <text:p text:style-name="Standard"/>
      <text:p text:style-name="Standard">ഉള്ളിൽപ്പൊങ്ങും പ്രകോപത്തൊടുമവനുടെമെയ്</text:p>
      <text:p text:style-name="Standard">   ചേരുമത്തന്വിയാളെ-</text:p>
      <text:p text:style-name="Standard">ത്തള്ളിപ്പെട്ടെന്നു നീക്കീട്ടവളൊടു കടുവാ-</text:p>
      <text:p text:style-name="Standard">   ക്കിത്ഥമൊന്നാദ്യമോതി:-       63</text:p>
      <text:p text:style-name="Standard"/>
      <text:p text:style-name="Standard">'എടി ! ശഠേ മതി; നിന്നുടെ ദുഷ്ടമാം</text:p>
      <text:p text:style-name="Standard">നടവടിക്രമൊക്കെയറിഞ്ഞുഞാൻ ;</text:p>
      <text:p text:style-name="Standard">കുടിലഭാവമഹോ! തവ കണ്ണിലും</text:p>
      <text:p text:style-name="Standard">നെടിയതാണു മനസ്സിനു നിശ്ചയം.        64</text:p>
      <text:p text:style-name="Standard"/>
      <text:p text:style-name="Standard">പലപ്പൊഴും കേട്ടറിയുന്നതുണ്ടീ-</text:p>
      <text:p text:style-name="Standard">യ്യിളപ്പമാം നിന്തൊഴിലെങ്കിലും ഞാൻ</text:p>
      <text:p text:style-name="Standard">നിലയ്ക്കു നിന്നേൻ; മമ കണ്ണിലിന്നു</text:p>
      <text:p text:style-name="Standard">വെളിപ്പെടാനുള്ളിടവന്നു മൂഢേ !'       65</text:p>
      <text:p text:style-name="Standard"/>
      <text:p text:style-name="Standard">   ഇതി കാന്തൻ പറയുമ്പോൾ</text:p>
      <text:p text:style-name="Standard">ചതികാട്ടും മന്ദഹാസഭാവമൊടും</text:p>
      <text:p text:style-name="Standard">   'ഇതിനെന്തു ബന്ധ'മെന്നാ</text:p>
      <text:p text:style-name="Standard">   ളതിവൈദഗ്ദ്ധ്യം വളർന്ന വരവാണി.        66</text:p>
      <text:p text:style-name="Standard">[ 17 ] </text:p>
      <text:p text:style-name="Standard">'നിൽക്കട്ടേ ജാരനായ് നീയ്യതുമിതുമുരചെ-</text:p>
      <text:p text:style-name="Standard">   യ്തിട്ടു ഞാൻ കേട്ടതെന്ന-</text:p>
      <text:p text:style-name="Standard">ല്ലിക്കട്ടിന്മേൽക്കിടക്കുന്നവനെയരികിൽ ഞാൻ</text:p>
      <text:p text:style-name="Standard">   കണ്ടതും കൂട്ടിടേണ്ടാ</text:p>
      <text:p text:style-name="Standard">ധിക്കഷ്ടം ദുഷ്ടശീലേ ! പറക പറക നീ;</text:p>
      <text:p text:style-name="Standard">   നിന്റെ കോളാമ്പിയിത്താ-</text:p>
      <text:p text:style-name="Standard"><text:soft-page-break/>നിക്കട്ടത്തുപ്പലിത്രയ്ക്കനവധി നിറവാ-</text:p>
      <text:p text:style-name="Standard">   നെന്തു ഹാഹന്ത! ബന്ധം?       67</text:p>
      <text:p text:style-name="Standard"/>
      <text:p text:style-name="Standard">'ഞാൻതന്നെ തുപ്പിയിതിലിന്നു നിറച്ചതാണു</text:p>
      <text:p text:style-name="Standard">കാന്തന്നു മറ്റൊരുവിചാരമുദിച്ചിടേണ്ടാ;</text:p>
      <text:p text:style-name="Standard">എന്തെന്നിലീക്കടുത' യെന്നവൾ ചൊല്ലിടുമ്പോ-</text:p>
      <text:p text:style-name="Standard">ളെന്തെന്നു നിഷ്ഠുരമുരച്ചു ചൊടിച്ചു വിപ്രൻ .       68</text:p>
      <text:p text:style-name="Standard"/>
      <text:p text:style-name="Standard">'ഇപ്പച്ചപ്പേച്ചുരയ്ക്കുന്നതു ശഠഹൃദയേ!</text:p>
      <text:p text:style-name="Standard">   നല്ല സാമർത്ഥ്യമുള്ളി-</text:p>
      <text:p text:style-name="Standard">ത്തുപ്പൻനമ്പൂരിയോടോ? മതിമതിയറിയും</text:p>
      <text:p text:style-name="Standard">   നിന്നെഞാൻ പണ്ടുതന്നെ;</text:p>
      <text:p text:style-name="Standard">ഇപ്പോൾക്കാട്ടിത്തരാ' മെന്നവളുടെ തലയിൽ</text:p>
      <text:p text:style-name="Standard">   തൽക്ഷണം ചെയ്തു വിപ്രൻ</text:p>
      <text:p text:style-name="Standard">തുപ്പൽകോളാമ്പികൊണ്ടിട്ടരിയൊരു കുലട-</text:p>
      <text:p text:style-name="Standard">   രാജ്യപട്ടാഭിഷേകം.        69</text:p>
      <text:p text:style-name="Standard"/>
      <text:p text:style-name="Standard">മുടിമുതലടിയോളം തുപ്പലാറാട്ടുമൂലം</text:p>
      <text:p text:style-name="Standard">കൊടിയ കുരുതിയാടും ചണ്ഡികാദേവിപോലെ</text:p>
      <text:p text:style-name="Standard">കുടിലമിഴി ചുവന്നുംകൊണ്ടു നിന്നിട്ടു പിന്നെ</text:p>
      <text:p text:style-name="Standard">ജ്‌‌ഝടിതി വെളിയിലേക്കാവേഷമോടങ്ങിറങ്ങി        70</text:p>
      <text:p text:style-name="Standard"/>
      <text:p text:style-name="Standard">സ്വഭാവത്താൽ മാനം തടവുമവൾ കാ-</text:p>
      <text:p text:style-name="Standard">   ന്തന്റെ കഠിന -</text:p>
      <text:p text:style-name="Standard">സ്വഭാവം കാട്ടിത്തൻ കുറവിനെ മറ-</text:p>
      <text:p text:style-name="Standard">   യ്ക്കുന്നതിനുടൻ</text:p>
      <text:p text:style-name="Standard">പ്രഭാവം കൂടീടും സഹജർ പെരുമാ-</text:p>
      <text:p text:style-name="Standard">   റും കളരിയാം</text:p>
      <text:p text:style-name="Standard">[ 18 ] </text:p>
      <text:p text:style-name="Standard">ശുഭാവാസ സ്ഥാനക്കതകിൽ വിളികൂ-</text:p>
      <text:p text:style-name="Standard">   ട്ടീ സകരുണം.        71</text:p>
      <text:p text:style-name="Standard"/>
      <text:p text:style-name="Standard">തുഷ്ടിപ്പെടും ദയിതമാരൊടുകൂടിയാടി-</text:p>
      <text:p text:style-name="Standard">ക്കെട്ടിപ്പിടിച്ചു സുഖമോടുറങ്ങിടുമ്പോൾ</text:p>
      <text:p text:style-name="Standard">ഞെട്ടിപ്പൊടുന്നനെയുണർന്നവരൊന്നുപോലെ</text:p>
      <text:p text:style-name="Standard">തട്ടിപ്പിടഞ്ഞിടകലർന്നു പുറത്തു ചാടി.        72</text:p>
      <text:p text:style-name="Standard"/>
      <text:p text:style-name="Standard">'എന്തെന്തെ,ന്നായ് പുറത്തേക്കവർ വരുമളവിൽ</text:p>
      <text:p text:style-name="Standard">   തുപ്പലാലേ കുളിച്ചാ-</text:p>
      <text:p text:style-name="Standard">ച്ചന്തംതേടുംപ്രകാരം സഹജയെയരികിൽ -</text:p>
      <text:p text:style-name="Standard">   ക്കണ്ടു വാത്സല്യമൂലം</text:p>
      <text:p text:style-name="Standard"><text:soft-page-break/>എന്തെന്നില്ലാതെ വല്ലാതരിശമൊടുശിരുൾ-</text:p>
      <text:p text:style-name="Standard">   ക്കൊണ്ടി'തിൻ കാരണം നി-</text:p>
      <text:p text:style-name="Standard">യ്യെന്തിന്നിപ്പോൾ പറഞ്ഞീടണ'മതി സമമായ്-</text:p>
      <text:p text:style-name="Standard">   ച്ചൊല്ലിനാർ നാലുപേരും.        73</text:p>
      <text:p text:style-name="Standard"/>
      <text:p text:style-name="Standard">മിണ്ടാതെ പിന്നെയും പിന്നെയുമഴലതിയാം -</text:p>
      <text:p text:style-name="Standard">   മട്ടു തേങ്ങിക്കരഞ്ഞും -</text:p>
      <text:p text:style-name="Standard">കൊണ്ടാ'നമ്പൂരി'**യെന്നിത്രയുമവിളിടറി-</text:p>
      <text:p text:style-name="Standard">   ച്ചൊല്ലിവെക്കുമ്പോഴേക്കും</text:p>
      <text:p text:style-name="Standard">കണ്ടാലും കള്ളനമ്പൂതിരിയുടെ തെറി, യി-</text:p>
      <text:p text:style-name="Standard">   ദ്ദുഷ്ടനെക്കാച്ചിയാലേ</text:p>
      <text:p text:style-name="Standard">രണ്ടായാലും ശമിക്കൂ മമ കലുഷത'യെ-</text:p>
      <text:p text:style-name="Standard">   ന്നോടിയങ്ങോട്ടൊരേട്ടൻ.        74</text:p>
      <text:p text:style-name="Standard"/>
      <text:p text:style-name="Standard">വിപ്രൻ കോലാമ്പികൊണ്ടിക്രിയ കിമപി കഴി-</text:p>
      <text:p text:style-name="Standard">   ച്ചിട്ടു രുട്ടൊട്ടൊതുങ്ങി</text:p>
      <text:p text:style-name="Standard">ക്ഷിപ്രം പശ്ചാത്തപിച്ചാപ്രിയയുടെ വരവും</text:p>
      <text:p text:style-name="Standard">   ക്കാത്തു നാണിച്ചിരിപ്പായ് ,</text:p>
      <text:p text:style-name="Standard">അപ്പോൾ ചാടിക്കടന്നെത്തിയതവളുടെയ-</text:p>
      <text:p text:style-name="Standard">   പ്പൂർവജൻ തന്നെയാണീ-</text:p>
      <text:p text:style-name="Standard">ദ്ദർപ്പക്കാരൻ പിടിച്ചാക്ഷിതിസുരനെ നില-</text:p>
      <text:p text:style-name="Standard">   ത്തിറ്റിഴച്ചാൻ വലിച്ചാൻ.        75</text:p>
      <text:p text:style-name="Standard">[ 19 ] </text:p>
      <text:p text:style-name="Standard">'അയ്യോ സാഹസമെന്റെ തെറ്റിനു ഭവാൻ</text:p>
      <text:p text:style-name="Standard">   മാപ്പേകകെ'ന്നായ്ത്തൊഴും</text:p>
      <text:p text:style-name="Standard">കയ്യോടെ കരുണം കരഞ്ഞു പറയും</text:p>
      <text:p text:style-name="Standard">   ധാത്രീസുരശ്രേഷ്ടനെ</text:p>
      <text:p text:style-name="Standard">വയ്യോതാനിതു സോദരീ പരിഭവ-</text:p>
      <text:p text:style-name="Standard">   ക്ലേശംനിമിത്തം കടും</text:p>
      <text:p text:style-name="Standard">കയ്യോടായവർ നാലുപേരുമൊരുമി-</text:p>
      <text:p text:style-name="Standard">   ച്ചാഹന്ത ഹിംസിച്ചുതേ.        76</text:p>
      <text:p text:style-name="Standard"/>
      <text:p text:style-name="Standard">'അരുതരുതരുതെ'ന്നാസ്സോദരിപ്പെൺകിടാവും</text:p>
      <text:p text:style-name="Standard">കരുണയൊടുരചെയ്യും വാക്കുകേൾക്കാതെതന്നെ</text:p>
      <text:p text:style-name="Standard">അരിശമൊടുവരന്നാ വിപ്രനെക്കൊന്നുകീറി-</text:p>
      <text:p text:style-name="Standard">ട്ടരിമയൊടു നടത്തീ ബ്രഹ്മഹത്യാവിവാഹം.       77</text:p>
      <text:p text:style-name="Standard"/>
      <text:p text:style-name="Standard">മയംകൂടാതുഗ്രക്രിയയിൽ മുതിരും സാഹസരസ-</text:p>
      <text:p text:style-name="Standard">പ്രിയന്മാർക്കുണ്ടാമേ പുനരേതു നിനച്ചിട്ടനുശയം.</text:p>
      <text:p text:style-name="Standard">നയജ്ഞന്മാരാമിയ്യിവരിതുവിധംബ്രാഹ്മണവധ-</text:p>
      <text:p text:style-name="Standard"><text:soft-page-break/>ക്രിയയ്ക്കന്തം വന്നോരളവഴൽ കലർന്നാരതിഭയം        78</text:p>
      <text:p text:style-name="Standard"/>
      <text:p text:style-name="Standard">   വികലഭാവമൊടാദ്വിജദേഹമൊ-</text:p>
      <text:p text:style-name="Standard">   ട്ടകലെ വേണ്ട മുറയ്ക്കു മറയ്ക്കിലും</text:p>
      <text:p text:style-name="Standard">   സ്വകുലഹാനി നിനച്ചഴൽ പൂണ്ടു രാ-</text:p>
      <text:p text:style-name="Standard">   പ്പകലഹോ കലഹോൽക്കടരാമവർ        79</text:p>
      <text:p text:style-name="Standard"/>
      <text:p text:style-name="Standard">പിറ്റെന്നാൾ പുലരുമ്പൊഴേക്കുമിതുടൻ</text:p>
      <text:p text:style-name="Standard">   നാട്ടാർക്കു പാട്ടായിപോൽ;</text:p>
      <text:p text:style-name="Standard">തെറ്റൊന്നൊരൊളിവിൽ കഴിച്ചതൊഴിലും</text:p>
      <text:p text:style-name="Standard">   പാരിൽപ്പരന്നീടുമേ;</text:p>
      <text:p text:style-name="Standard">മറ്റൊന്നും പറയേണ്ടതില്ലിതു മഹീ-</text:p>
      <text:p text:style-name="Standard">   പാലന്റെ കർണ്ണങ്ങളിൽ</text:p>
      <text:p text:style-name="Standard">പറ്റുന്നേരമതാമഹാനു വിഷനീർ</text:p>
      <text:p text:style-name="Standard">   വീഴ്ത്തുന്നതായ്ത്തീർന്നുതേ.        80</text:p>
      <text:p text:style-name="Standard">[ 20 ] </text:p>
      <text:p text:style-name="Standard">നാട്ടിൽ പ്രാധാന്യമേറും വലിയവർ നിലകൈ-</text:p>
      <text:p text:style-name="Standard">   വിട്ടു ദുഷ്കർമ്മമല്പം</text:p>
      <text:p text:style-name="Standard">ക്കാട്ടിപ്പോയാൽ പ്പരക്കെജ്ജനമതനുസരി-</text:p>
      <text:p text:style-name="Standard">   ച്ചാനടയ്ക്കും നടക്കും  ;</text:p>
      <text:p text:style-name="Standard">പാട്ടിൽപാകത്തിൽനിൽക്കും മമ സചിവരിതി-</text:p>
      <text:p text:style-name="Standard">   ന്മട്ടു ദുർന്നീതി കാട്ടി-</text:p>
      <text:p text:style-name="Standard">ക്കൂട്ടിപ്പോരുമ്പോൾ മിണ്ടാതവനമരുകിലീ</text:p>
      <text:p text:style-name="Standard">   നല്ല രാജ്യം നശിയ്ക്കും.        81</text:p>
      <text:p text:style-name="Standard"/>
      <text:p text:style-name="Standard">അതിനാലതിയോഗ്യരെന്നു നാട്ടിൽ</text:p>
      <text:p text:style-name="Standard">ശ്രുതിനേടുന്നിവരെപ്പിടിച്ചിതിങ്കൽ</text:p>
      <text:p text:style-name="Standard">മതിയായൊരു ശിക്ഷചെയ്തുവിട്ടേ</text:p>
      <text:p text:style-name="Standard">മതിയാവൂ മമ നീതി നീളെ നില്പാൻ.        82</text:p>
      <text:p text:style-name="Standard"/>
      <text:p text:style-name="Standard">ശർമ്മം നാട്ടിൽ നടത്തുവാനിതി നിന-</text:p>
      <text:p text:style-name="Standard">   ച്ചാബ്രഹ്മഹത്യാക്കടും -</text:p>
      <text:p text:style-name="Standard">കർമ്മക്കാരെ വരുത്തി നിർത്തി വിവരം</text:p>
      <text:p text:style-name="Standard">   ചോദിച്ചറിഞ്ഞാ നൃപൻ</text:p>
      <text:p text:style-name="Standard">ധർമ്മം നോക്കിയതിക്രമത്തിനുടനേ</text:p>
      <text:p text:style-name="Standard">   ശിക്ഷിച്ചു; നീതിക്കെഴും</text:p>
      <text:p text:style-name="Standard">മർമ്മം കണ്ടവരാമവർക്കുമതഹോ !</text:p>
      <text:p text:style-name="Standard">   സന്തോഷമായ്ത്തീർന്നുതേ.        83</text:p>
      <text:p text:style-name="Standard"/>
      <text:p text:style-name="Standard">'ഇതെന്തൊരത്യത്‌‌ഭുത'മെന്നു ചോദി-</text:p>
      <text:p text:style-name="Standard">പ്പതെന്തെടോ വിസ്മിതസസ്മിതാസ്യേ</text:p>
      <text:p text:style-name="Standard"><text:soft-page-break/>അധിസ്വധർമ്മം നരനാഥമൗലി</text:p>
      <text:p text:style-name="Standard">വിധിച്ചതെന്തോന്നുമുരച്ചിടാം ഞാൻ.        84</text:p>
      <text:p text:style-name="Standard"/>
      <text:p text:style-name="Standard">'കാര്യം ഞാനറിയും , നയക്രമമറി-</text:p>
      <text:p text:style-name="Standard">   ഞ്ഞാലും കടുക്രോധമാ-</text:p>
      <text:p text:style-name="Standard">ന്നാർര്യന്മാരക്കുമകപ്പെടാമപകടം ,</text:p>
      <text:p text:style-name="Standard">   ദൃഷ്ടാന്തമായ് നിങ്ങളും.;</text:p>
      <text:p text:style-name="Standard">വീര്യം കൂടിയ നിങ്ങളെക്കഠിനമി-</text:p>
      <text:p text:style-name="Standard">   ത്തെറ്റിന്നു ശിക്ഷിക്കുകിൽ</text:p>
      <text:p text:style-name="Standard">[ 21 ] </text:p>
      <text:p text:style-name="Standard">കാര്യം ദുഘടമായിതെന്റെ പദവി-</text:p>
      <text:p text:style-name="Standard">   ക്കെന്നും നിനയ്ക്കുന്നു ഞാൻ.        85</text:p>
      <text:p text:style-name="Standard"/>
      <text:p text:style-name="Standard">എന്നാലും നാട്ടുകാർക്കീനയനവടി മേൽ</text:p>
      <text:p text:style-name="Standard">   നല്ല പാഠം കൊടുപ്പാ-</text:p>
      <text:p text:style-name="Standard">നെന്നാവാലേ വിശേഷിച്ചൊരുവിധി പറ-</text:p>
      <text:p text:style-name="Standard">   യിക്കുന്നിതാ രാജധർമ്മം;</text:p>
      <text:p text:style-name="Standard">ഒന്നാണീ നാട്ടകത്തക്രമമുടയ കിളി-</text:p>
      <text:p text:style-name="Standard">   ക്കോട്ടിലിത്താവഴിക്കാർ</text:p>
      <text:p text:style-name="Standard">നിന്നാൽ നന്നല്ല; മേലാലവരുടെ തലവീ-</text:p>
      <text:p text:style-name="Standard">   ശീടുമീ രാജഖഡ്ഗം .       86</text:p>
      <text:p text:style-name="Standard"/>
      <text:p text:style-name="Standard">നമുക്കനേകം ഗുണമേകിയോരു</text:p>
      <text:p text:style-name="Standard">സമർത്ഥരാം നിങ്ങളിലോർമ്മനില്പാൻ</text:p>
      <text:p text:style-name="Standard">ക്രമത്തിൽ മറ്റേത്തറവാട്ടുകാർക്കു</text:p>
      <text:p text:style-name="Standard">സമസ്തമാനങ്ങളുമാക്കിടുന്നേൻ.        87</text:p>
      <text:p text:style-name="Standard"/>
      <text:p text:style-name="Standard">ഇതിവിധിയരുൾചെയ്താ മന്നവൻ നീക്കിയാത്മ-</text:p>
      <text:p text:style-name="Standard">പ്രതിനിധിനിലവെയ്പിച്ചാക്കിളിക്കോട്ടുകാരെ;</text:p>
      <text:p text:style-name="Standard">ക്ഷിതിപതിയുടെ ശാസ്യം സാദരം സ്വീകരിച്ച-</text:p>
      <text:p text:style-name="Standard">രതിമതികൾ കുടുംബത്തോടുമാ നാലുപേരും.        88</text:p>
      <text:p text:style-name="Standard"/>
      <text:p text:style-name="Standard">കെട്ടും പെട്ടിയുമുള്ള കൈമുതൽകളും</text:p>
      <text:p text:style-name="Standard">   മറ്റും ചുമപ്പിച്ചുകൊ-</text:p>
      <text:p text:style-name="Standard">ണ്ടൊട്ടും താമസിയാതെ രാജവിധിപോ-</text:p>
      <text:p text:style-name="Standard">   ലത്താവഴിക്കാരുടൻ</text:p>
      <text:p text:style-name="Standard">നട്ടുച്ചക്കവിടുന്നു പോന്നുടനിള-</text:p>
      <text:p text:style-name="Standard">   ങ്കുന്നപുഴെച്ചെന്നിരു-</text:p>
      <text:p text:style-name="Standard">ന്നിട്ടും തുഷ്ടിപെടാഞ്ഞണഞ്ഞു വഴിയെ</text:p>
      <text:p text:style-name="Standard">   പോയ് ചേർത്തലപ്പാർത്തലം.        89</text:p>
      <text:p text:style-name="Standard"/>
      <text:p text:style-name="Standard"><text:soft-page-break/>ഇത്ഥം നാടുകടത്തിവിട്ടിതു കൊടു-</text:p>
      <text:p text:style-name="Standard">   ങ്ങല്ലൂരിളാനായകൻ</text:p>
      <text:p text:style-name="Standard">യുദ്ധത്തിൽ ബഹുവീര്യശാലികൾ കിളി-</text:p>
      <text:p text:style-name="Standard">   ക്കോട്ടുള്ള നാലാളെയും  ;</text:p>
      <text:p text:style-name="Standard">[ 22 ] </text:p>
      <text:p text:style-name="Standard">ഇത്തത്വം നിജചാരർ ചൊല്ലിയറിവായ് -</text:p>
      <text:p text:style-name="Standard">   ക്കൊച്ചിക്കധീശൻനമു</text:p>
      <text:p text:style-name="Standard">ക്കിതതർക്കം ഗുണമെന്നുറച്ചവർകളെ.</text:p>
      <text:p text:style-name="Standard">   പ്പാട്ടിൽപ്പെടുത്തീടിനാൻ.        90</text:p>
      <text:p text:style-name="Standard"/>
      <text:p text:style-name="Standard">പുലാമ്പള്ളിവീട്ടിൽ കുറുപ്പിന്റെ വംശം</text:p>
      <text:p text:style-name="Standard">നിലച്ചെന്നു കണ്ടാക്കുലസ്വത്തശേഷം</text:p>
      <text:p text:style-name="Standard">ബലംകൂടിയോരീക്കിളിക്കോട്ടുകാർക്കായ്</text:p>
      <text:p text:style-name="Standard">സലക്ഷ്യം സമർപ്പിച്ചു കൊച്ചീക്ഷിതീശൻ.        91</text:p>
      <text:p text:style-name="Standard"/>
      <text:p text:style-name="Standard">ഏവം നമ്മുടെ നാട്ടുകാരിലിവരെ -</text:p>
      <text:p text:style-name="Standard">    കൂട്ടിപ്പിടിച്ചിട്ടതെൻ-</text:p>
      <text:p text:style-name="Standard">കൈവർക്കത്തിലൊരെണ്ണമെന്നു കരുതി</text:p>
      <text:p text:style-name="Standard">കൊച്ചിക്ഷമാവാസവൻ;</text:p>
      <text:p text:style-name="Standard">ഈവണ്ണം പരപക്ഷമേറിയവരാ-</text:p>
      <text:p text:style-name="Standard">    ണെന്നാലുമീ വീരർ മുൻ-</text:p>
      <text:p text:style-name="Standard">ഭാവം വിട്ടുകളിച്ചില്ലിഹ കൊടു</text:p>
      <text:p text:style-name="Standard">   ങ്ങല്ലൂർജനത്തോടഹോ!        92</text:p>
      <text:p text:style-name="Standard"/>
      <text:p text:style-name="Standard">എന്നോടെന്താണു ചോദിച്ചതു-- 'മറുനൃപതി-</text:p>
      <text:p text:style-name="Standard">    ക്കീഴിൽ നിൽക്കുമ്പോഴേൽക്കി'-</text:p>
      <text:p text:style-name="Standard">ല്ലെന്നോ മുൻകോടിലിംഗപ്പടയൊടിവരീത-</text:p>
      <text:p text:style-name="Standard">    ന്നെന്തിഹ ന്യായമെന്നോ</text:p>
      <text:p text:style-name="Standard">നന്നോർത്താൽ നിന്റെ ചോദ്യം നയമുടയ നത-</text:p>
      <text:p text:style-name="Standard">ഭൂമണോ ! കൊച്ചിവാഴും</text:p>
      <text:p text:style-name="Standard">മന്നോർനാഥന്റെ കീഴായളവിലിവർ കരാ-</text:p>
      <text:p text:style-name="Standard">    റാദ്യമേ ചെയ്തുവെച്ചൂട        93</text:p>
      <text:p text:style-name="Standard"/>
      <text:p text:style-name="Standard">എന്നോ പണ്ടെക്കുപണ്ടേ കൊടിയ ഗുണമെഴും</text:p>
      <text:p text:style-name="Standard">    കോടിലിംഗേശ്വരൻ കീഴ്-</text:p>
      <text:p text:style-name="Standard">നിന്നോരാണിജ്ജനം, കേവലമതു പടയിൽ -</text:p>
      <text:p text:style-name="Standard">    ക്കണ്ടിരിക്കാം ഭവാനും</text:p>
      <text:p text:style-name="Standard">[ 23 ] </text:p>
      <text:p text:style-name="Standard">തിന്നോരാച്ചോറ്റിൽ മണ്ണാക്കുക ബഹുവിഷമം</text:p>
      <text:p text:style-name="Standard">    തന്നെ, യങ്ങോട്ടു യുദ്ധ-</text:p>
      <text:p text:style-name="Standard">ത്തിന്നോടാൻ മത്രേമോതീടരുതീയടിയ-</text:p>
      <text:p text:style-name="Standard"><text:soft-page-break/>    ങ്ങൾക്കിതൊന്നുണ്ടപേക്ഷ'        94</text:p>
      <text:p text:style-name="Standard"/>
      <text:p text:style-name="Standard">എന്നായ് കൃതജ്ഞതയൊടായവർ ചൊന്ന വാക്കു</text:p>
      <text:p text:style-name="Standard">നന്നായ് തെളിഞ്ഞു ശരിവച്ചിതു കൊച്ചിരാജൻ;</text:p>
      <text:p text:style-name="Standard">അന്നാൾമുതല്ക്കു മറുനാട്ടിൽ നടന്ന യുദ്ധ-</text:p>
      <text:p text:style-name="Standard">ത്തിന്നാകവേ പടയിലായവർ കൂടിതാനും.        95</text:p>
      <text:p text:style-name="Standard"/>
      <text:p text:style-name="Standard">കുറുപ്പന്നാപ്പേരോടഥ കളരിയിൽക്കുട്ടികളെ ന-</text:p>
      <text:p text:style-name="Standard">ല്ലുറപ്പായ്ശ്ശസ്ത്രക്കൈ പലപടി പഠിപ്പിച്ചിടുകയും</text:p>
      <text:p text:style-name="Standard">ചെറുപ്രായം കാട്ടിപ്പഴമപെരുകീട്ടും പല പട-</text:p>
      <text:p text:style-name="Standard">പ്പുറപ്പാടിൽക്കീടിടുകയുമിവ ചെയ്താരവർ ചിരം-        96</text:p>
      <text:p text:style-name="Standard"/>
      <text:p text:style-name="Standard">ഇത്ഥം മൂന്നാലു പോരാ തലമുറ വളരെ-</text:p>
      <text:p text:style-name="Standard">    ചെന്നകാലത്തു കൊച്ചി -</text:p>
      <text:p text:style-name="Standard">പ്പൃത്ഥിക്കീശന്നു ശൈലാംബുധിപതിയൊടെതിർ-</text:p>
      <text:p text:style-name="Standard">    ക്കേണ്ടതായ്ക്കണ്ട ലാക്കിൽ</text:p>
      <text:p text:style-name="Standard">യുദ്ധത്തിന്നായ് സഹായിച്ചിതു മഹിതമഹാ-</text:p>
      <text:p text:style-name="Standard">    മന്ത്രി രാമയ്യനുള്ള -</text:p>
      <text:p text:style-name="Standard">ബ്ബുദ്ധിപ്രാഗൽഭ്യമൂലം ബലധന വിഭവം</text:p>
      <text:p text:style-name="Standard">   കൊണ്ടു വഞ്ചിക്ഷിതീശൻ        97</text:p>
      <text:p text:style-name="Standard"/>
      <text:p text:style-name="Standard">പടച്ചിലവിനന്നുതാൻ പണമായ് -</text:p>
      <text:p text:style-name="Standard">    ക്കൊടുത്തന്നു കൈ -</text:p>
      <text:p text:style-name="Standard">പ്പടച്ചിലവിലേഖനംവഴി കര-</text:p>
      <text:p text:style-name="Standard">   പ്പുറം മിക്കതും</text:p>
      <text:p text:style-name="Standard">കിടച്ചിതു കരസ്ഥമാംനിലയിൽ വ-</text:p>
      <text:p text:style-name="Standard">   ഞ്ചിരാജാവിനെ, -</text:p>
      <text:p text:style-name="Standard">ങ്ങുടച്ചിലതുകൊണ്ടു കണ്ടിതു കുറ -</text:p>
      <text:p text:style-name="Standard">   ച്ചു കൊച്ചീശനും        98</text:p>
      <text:p text:style-name="Standard">[ 24 ] </text:p>
      <text:p text:style-name="Standard">കൊടുങ്ങല്ലൂർ വിട്ടിങ്ങിനെ വലിയ കൊച്ചി-</text:p>
      <text:p text:style-name="Standard">   ക്ഷിതിയിൽ വാ-</text:p>
      <text:p text:style-name="Standard">ണൊടുക്കം വഞ്ചീശപ്രജകളുടെ കൂ-</text:p>
      <text:p text:style-name="Standard">   ട്ടത്തിലിവരും</text:p>
      <text:p text:style-name="Standard">ഒടുക്കിപ്പോരുന്നൂ കരമഖിലമാല-</text:p>
      <text:p text:style-name="Standard">   പ്പുഴയിലും</text:p>
      <text:p text:style-name="Standard">കിടക്കുന്നുണ്ടിപ്പോളിവരുടെയ വേറീ-</text:p>
      <text:p text:style-name="Standard">   ട്ടൊരു കാലം.        99</text:p>
      <text:p text:style-name="Standard"/>
      <text:p text:style-name="Standard">പുരുപ്രസിദ്ധൻ പടുമുൻഷി രാമ-</text:p>
      <text:p text:style-name="Standard"><text:soft-page-break/>ക്കുറുപ്പു ബി ഏ കവിക്കുലത്തിൽ</text:p>
      <text:p text:style-name="Standard">പിറന്നൊരാളാ, ണതു മീ മനുഷ്യൻ</text:p>
      <text:p text:style-name="Standard">പറഞ്ഞു കേട്ടേനൊരുനാളിലീ ഞാൻ .        100</text:p>
      <text:p text:style-name="Standard"/>
      <text:p text:style-name="Standard">ഏവം കാലക്രമംകൊണ്ടനവധി വകമാ-</text:p>
      <text:p text:style-name="Standard">   റ്റങ്ങൾ നാട്ടിലുണ്ടാ-</text:p>
      <text:p text:style-name="Standard">യീവണ്ണം രാജാഭാരക്കൊടിയുടെ തലയിം-</text:p>
      <text:p text:style-name="Standard">   ഗ്ലീഷുകാർ കയ്ക്കലാക്കി;</text:p>
      <text:p text:style-name="Standard">ആവും മട്ടിൽ സ്വധർമ്മസ്ഥിതി കുറവു വരാ-</text:p>
      <text:p text:style-name="Standard">   തോർത്തുനോക്കും ജനത്തിൽ</text:p>
      <text:p text:style-name="Standard">കൈവർക്കത്തെന്നുമേകും കുളകരുണ കളി-</text:p>
      <text:p text:style-name="Standard">   ക്കുന്ന കാളി കടാക്ഷം 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njaliOldLipi1" svg:font-family="AnjaliOldLip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jaliOldLipi" svg:font-family="AnjaliOldLipi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AnjaliOldLipi" style:font-size-complex="12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AnjaliOldLip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AnjaliOldLip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jaliOldLip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jaliOldLip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st </meta:initial-creator>
    <meta:creation-date>2013-08-12T21:03:11</meta:creation-date>
    <dc:date>2013-08-12T21:03:48</dc:date>
    <dc:creator>Guest </dc:creator>
    <meta:editing-duration>P0D</meta:editing-duration>
    <meta:editing-cycles>1</meta:editing-cycles>
    <meta:document-statistic meta:table-count="0" meta:image-count="0" meta:object-count="0" meta:page-count="20" meta:paragraph-count="689" meta:word-count="1811" meta:character-count="10902" meta:non-whitespace-character-count="8224"/>
    <meta:generator>LibreOffice/3.5$Linux_x86 LibreOffice_project/350m1$Build-2</meta:generator>
  </office:meta>
</office:document-meta>
</file>